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In “Good Country People” (1955), O’Connor explores nihilism and freakishness in a more clear manner, while violence is more subdued. The story focuses on the female body, especially that of its pretentious and frustrated protagonist, a “bloated, rude, squint-eyed” thirty-two-year-old girl who lives with her divorced mother on a farm.<text:note text:id="ftn0" text:note-class="footnote"><text:note-citation>1</text:note-citation><text:note-body><text:p text:style-name="Footnote">Flannery O’Connor, The Complete Stories (London: Faber and Faber, 1990), 276. Further references in the text abbreviated as GCP.</text:p></text:note-body></text:note> In this case, the character’s physical singularity suggests her moral deformity. She has a wooden leg and a Ph.D. in philosophy, is proud of her nihilism and abhors the conventional personality of people like her mother, Mrs. Hopewell, and her employee, Mrs. Freeman. She lives in a state of “constant outrage” (GCP, 273) against the two of them, her surroundings, and the world at large. Although her name is Joy, she has renamed herself with a most horrible one, Hulga, “on the basis of its ugly sound” (GCP, 275).<text:note text:id="ftn1" text:note-class="footnote"><text:note-citation>2</text:note-citation><text:note-body><text:p text:style-name="Footnote">As Ralph Wood explains, for Hulga’s mother, the name evokes “the broad blank hull of a battleship.” Yet, “when Flannery O’Connor visited East Texas State College in November 1962, she gave her own version of the name’s origin. She said that it came to her in a moment of sheer inspiration, as a hybrid between ‘huge’ and ‘ugly.’” Ralph C. Wood, Flannery O’Connor and the Christ-Haunted South (Grand Rapids, Michigan: Eerdmans, 2004), 200.</text:p></text:note-body></text:note> Hulga doesn’t like “cats or birds or flowers or nature or young nice men.” If it had not been for her serious heart ailment, “she would be far from these red hills and good country people” (GCP, 276).</text:p>
      <text:p text:style-name="Text_20_body">When a travelling Bible-seller comes to her house – an apparently naive young man, with the phallic name of Manley Pointer – Hulga, sexually inexperienced, decides to seduce him, if only to show her intellectual superiority, taking for granted that he is “just good country people” (GCP, 290). As the dénouement discloses, the Bible seller proves to be a cheat and a fraud, that is, a dangerous freak: after stealing Hulga’s glasses and wooden leg, he leaves her stranded in a barn loft – literally disabled – and emotionally raped. And contrary to Hulga’s assumptions, his suitcase does not contain bibles, but a flask of whiskey, condoms, and a pack of cards with obscene pictures on their back.</text:p>
      <text:p text:style-name="Text_20_body">While at the beginning of their fateful date Hulga tries to impress Pointer by boasting about her nihilism with phrases such as: “I don’t have illusions. I’m one of those people who see through to nothing” (GCP, 287), it is the apparently innocent visitor who conveys the greatest shock – and the final revelation. In reply to Hulga’s accusing words “You’re a fine Christian,” he says:</text:p>
      <text:p text:style-name="P1">“I hope you don’t think [. . .] that I believe in that crap! I may sell Bibles but I know which end is up and I wasn’t born yesterday and I know where I’m going! [. . .]. And I’ll tell you another thing, Hulga, [. . .] you ain’t so smart. I been believing in nothing ever since I was born!” (GCP, 290–291)</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